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background-color="#fff200"/>
    </style:style>
    <style:style style:name="P2" style:family="paragraph" style:parent-style-name="Heading_20_4">
      <style:text-properties fo:background-color="#fff200"/>
    </style:style>
    <style:style style:name="T1" style:family="text">
      <style:text-properties fo:color="#e8bf6a" style:font-name="DejaVu Sans Mono" fo:font-size="9pt"/>
    </style:style>
    <style:style style:name="T2" style:family="text">
      <style:text-properties fo:color="#bababa" style:font-name="DejaVu Sans Mono" fo:font-size="9pt"/>
    </style:style>
    <style:style style:name="T3" style:family="text">
      <style:text-properties fo:color="#a5c261" style:font-name="DejaVu Sans Mono" fo:font-size="9pt"/>
    </style:style>
    <style:style style:name="T4" style:family="text">
      <style:text-properties fo:background-color="#fff2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lass March 14, 2019 at seventeen_forty_eighteen_thirty</text:h>
      <text:h text:style-name="Heading_20_4" text:outline-level="4">Teacher: Boney_M</text:h>
      <text:h text:style-name="Heading_20_4" text:outline-level="4">Student: Phil</text:h>
      <text:h text:style-name="Heading_20_4" text:outline-level="4">Location: TLI Roosevelt Rd</text:h>
      <text:h text:style-name="Heading_20_3" text:outline-level="3">Attendance</text:h>
      <text:h text:style-name="P2" text:outline-level="4">Teacher attended: False</text:h>
      <text:h text:style-name="Heading_20_4" text:outline-level="4"><text:span text:style-name="T4">Student attended: False </text:span><text:bookmark-start text:name="__DdeLink__24_58674534"/><text:span text:style-name="T1">&lt;a </text:span><text:span text:style-name="T2">href=</text:span><text:span text:style-name="T3">"/accounts/{{ object.fifteen_forty_sixteen_thirty.id }}"</text:span><text:span text:style-name="T1">&gt;</text:span><text:bookmark-end text:name="__DdeLink__24_58674534"/></text:h>
      <text:h text:style-name="P2" text:outline-level="4">Class contents: </text:h>
      <text:h text:style-name="Heading_20_4" text:outline-level="4">Billed hours: 1.00</text:h>
      <text:h text:style-name="P1" text:outline-level="3">Class Status</text:h>
      <text:h text:style-name="P2" text:outline-level="4">scheduled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5:17:13.806908950</meta:creation-date>
    <dc:date>2019-02-26T20:18:50.857031413</dc:date>
    <meta:editing-duration>PT7M5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33" meta:character-count="287" meta:non-whitespace-character-count="264"/>
  </office:meta>
</office:document-meta>
</file>